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style:page-number="auto"/>
      <style:text-properties style:font-name="Georgia"/>
    </style:style>
    <style:style style:name="P2" style:family="paragraph" style:parent-style-name="Standard">
      <style:paragraph-properties fo:margin-top="0in" fo:margin-bottom="0in" style:contextual-spacing="false"/>
      <style:text-properties style:font-name="Georgia"/>
    </style:style>
    <style:style style:name="P3" style:family="paragraph" style:parent-style-name="Standard">
      <style:paragraph-properties fo:margin-top="0in" fo:margin-bottom="0in" style:contextual-spacing="false"/>
      <style:text-properties style:font-name="Georgia" officeooo:rsid="000aebdd" officeooo:paragraph-rsid="000aebdd"/>
    </style:style>
    <style:style style:name="P4" style:family="paragraph" style:parent-style-name="Standard">
      <style:paragraph-properties fo:margin-top="0in" fo:margin-bottom="0in" style:contextual-spacing="false"/>
      <style:text-properties style:font-name="Georgia" officeooo:rsid="000b5c63" officeooo:paragraph-rsid="000b5c63"/>
    </style:style>
    <style:style style:name="P5" style:family="paragraph" style:parent-style-name="Standard">
      <style:paragraph-properties fo:margin-top="0in" fo:margin-bottom="0in" style:contextual-spacing="false"/>
      <style:text-properties style:font-name="Georgia" officeooo:rsid="000c83cf" officeooo:paragraph-rsid="000c83cf"/>
    </style:style>
    <style:style style:name="T1" style:family="text">
      <style:text-properties officeooo:rsid="000965a7"/>
    </style:style>
    <style:style style:name="T2" style:family="text">
      <style:text-properties officeooo:rsid="000b5c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eighth floor was worse than the sixth. On the eighth floor there were people who didn't even know the sixth floor existed. That was typical though. No one wanted to acknowledge the sixth ward existed, not even the guards.</text:span></text:p>
      <text:p text:style-name="P2"/>
      <text:p text:style-name="P3">On the eighth floor there were no games. No puzzles to be had. It was only the worst nightmares imaginable. A lone scientist worked on the eighth floor. A scientist who didn't care about humans and their wellbeing.</text:p>
      <text:p text:style-name="P3"/>
      <text:p text:style-name="P3">His name was Adolf.</text:p>
      <text:p text:style-name="P3"/>
      <text:p text:style-name="P3">Yes, that's right. He was named after Adolf Hitler. The sonofabitch wanted and did as he pleased. If he wanted to experiment on humans, he experimented on humans. This included but was not limited to head surgery. <text:span text:style-name="T2">Well it was more along the lines of exploratory surgery.</text:span></text:p>
      <text:p text:style-name="P3"/>
      <text:p text:style-name="P4">Nothing pleased Adolf more than simply opening up a person's brain and cutting into it. He was amused by everything there was to be amused by. Simply by opening the person's head up, he could determine if they were right handed or left handed. How their inner workings worked. There was nothing he couldn't do. He could tell if they were artistically inclined or if they preferred to work with numbers.</text:p>
      <text:p text:style-name="P4"/>
      <text:p text:style-name="P4">Fortunately the screams couldn't be heard in the other floors of the hospital. Adolf preferred it all to be quiet that way. He never liked disruptions.</text:p>
      <text:p text:style-name="P4"/>
      <text:p text:style-name="P5"><text:soft-page-break/>Besides, the people on the lower levels wouldn't be able to understand all that was going on. They would think he was murdering the patients. Well in a way he was. But that was only after he had examined them and determined there was no alternative medicine that could help them all out.</text:p>
      <text:p text:style-name="P5"/>
      <text:p text:style-name="P5">It was truly a mad house and no one was exempt from it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6-09T12:24:55.383580240</dc:date>
    <meta:editing-cycles>9</meta:editing-cycles>
    <meta:editing-duration>PT10M58S</meta:editing-duration>
    <meta:generator>LibreOffice/4.2.8.2$Linux_X86_64 LibreOffice_project/420m0$Build-2</meta:generator>
    <meta:document-statistic meta:table-count="0" meta:image-count="0" meta:object-count="0" meta:page-count="2" meta:paragraph-count="8" meta:word-count="293" meta:character-count="1627" meta:non-whitespace-character-count="1342"/>
    <meta:template xlink:type="simple" xlink:actuate="onRequest" xlink:title="Normal.dotm" xlink:href=""/>
  </office:meta>
</office:document-meta>
</file>